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3">
          <table:table-cell office:value-type="float" office:value="9.522">
            <text:p>9.522</text:p>
          </table:table-cell>
          <table:table-cell office:value-type="float" office:value="12.044">
            <text:p>12.044</text:p>
          </table:table-cell>
          <table:table-cell office:value-type="float" office:value="12.89">
            <text:p>12.89</text:p>
          </table:table-cell>
          <table:table-cell/>
          <table:table-cell office:value-type="string">
            <text:p>AVERAGE</text:p>
          </table:table-cell>
        </table:table-row>
        <table:table-row table:style-name="ro3">
          <table:table-cell office:value-type="float" office:value="9.555">
            <text:p>9.555</text:p>
          </table:table-cell>
          <table:table-cell office:value-type="float" office:value="12.211">
            <text:p>12.211</text:p>
          </table:table-cell>
          <table:table-cell office:value-type="float" office:value="13.314">
            <text:p>13.314</text:p>
          </table:table-cell>
          <table:table-cell/>
          <table:table-cell table:formula="of:=AVERAGE([.A1:.C10])" office:value-type="float" office:value="47.2276896551724">
            <text:p>47.2276896552</text:p>
          </table:table-cell>
        </table:table-row>
        <table:table-row table:style-name="ro3">
          <table:table-cell office:value-type="float" office:value="13.526">
            <text:p>13.526</text:p>
          </table:table-cell>
          <table:table-cell office:value-type="float" office:value="17.075">
            <text:p>17.075</text:p>
          </table:table-cell>
          <table:table-cell office:value-type="float" office:value="20.202">
            <text:p>20.202</text:p>
          </table:table-cell>
          <table:table-cell table:number-columns-repeated="2"/>
        </table:table-row>
        <table:table-row table:style-name="ro3">
          <table:table-cell office:value-type="float" office:value="19.966">
            <text:p>19.966</text:p>
          </table:table-cell>
          <table:table-cell office:value-type="float" office:value="20.222">
            <text:p>20.222</text:p>
          </table:table-cell>
          <table:table-cell office:value-type="float" office:value="32.697">
            <text:p>32.697</text:p>
          </table:table-cell>
          <table:table-cell/>
          <table:table-cell office:value-type="string">
            <text:p>STD DEV</text:p>
          </table:table-cell>
        </table:table-row>
        <table:table-row table:style-name="ro3">
          <table:table-cell office:value-type="float" office:value="33.038">
            <text:p>33.038</text:p>
          </table:table-cell>
          <table:table-cell office:value-type="float" office:value="33.543">
            <text:p>33.543</text:p>
          </table:table-cell>
          <table:table-cell office:value-type="float" office:value="34.746">
            <text:p>34.746</text:p>
          </table:table-cell>
          <table:table-cell/>
          <table:table-cell table:formula="of:=STDEV([.A1:.C10])" office:value-type="float" office:value="32.529731386515">
            <text:p>32.5297313865</text:p>
          </table:table-cell>
        </table:table-row>
        <table:table-row table:style-name="ro3">
          <table:table-cell office:value-type="float" office:value="36.414">
            <text:p>36.414</text:p>
          </table:table-cell>
          <table:table-cell/>
          <table:table-cell office:value-type="float" office:value="57.033">
            <text:p>57.033</text:p>
          </table:table-cell>
          <table:table-cell table:number-columns-repeated="2"/>
        </table:table-row>
        <table:table-row table:style-name="ro3">
          <table:table-cell office:value-type="float" office:value="57.062">
            <text:p>57.062</text:p>
          </table:table-cell>
          <table:table-cell office:value-type="float" office:value="57.167">
            <text:p>57.167</text:p>
          </table:table-cell>
          <table:table-cell office:value-type="float" office:value="58.116">
            <text:p>58.116</text:p>
          </table:table-cell>
          <table:table-cell table:number-columns-repeated="2"/>
        </table:table-row>
        <table:table-row table:style-name="ro3">
          <table:table-cell office:value-type="float" office:value="85.555">
            <text:p>85.555</text:p>
          </table:table-cell>
          <table:table-cell office:value-type="float" office:value="86.063">
            <text:p>86.063</text:p>
          </table:table-cell>
          <table:table-cell office:value-type="float" office:value="88.029">
            <text:p>88.029</text:p>
          </table:table-cell>
          <table:table-cell table:number-columns-repeated="2"/>
        </table:table-row>
        <table:table-row table:style-name="ro3">
          <table:table-cell office:value-type="float" office:value="90.068">
            <text:p>90.068</text:p>
          </table:table-cell>
          <table:table-cell office:value-type="float" office:value="90.985">
            <text:p>90.985</text:p>
          </table:table-cell>
          <table:table-cell office:value-type="float" office:value="91.349">
            <text:p>91.349</text:p>
          </table:table-cell>
          <table:table-cell table:number-columns-repeated="2"/>
        </table:table-row>
        <table:table-row table:style-name="ro3">
          <table:table-cell office:value-type="float" office:value="91.682">
            <text:p>91.682</text:p>
          </table:table-cell>
          <table:table-cell office:value-type="float" office:value="91.68">
            <text:p>91.68</text:p>
          </table:table-cell>
          <table:table-cell office:value-type="float" office:value="93.849">
            <text:p>93.849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3">
          <table:table-cell office:value-type="float" office:value="6.227">
            <text:p>6.227</text:p>
          </table:table-cell>
          <table:table-cell office:value-type="float" office:value="19.463">
            <text:p>19.463</text:p>
          </table:table-cell>
          <table:table-cell office:value-type="float" office:value="20.45">
            <text:p>20.45</text:p>
          </table:table-cell>
          <table:table-cell/>
          <table:table-cell office:value-type="string">
            <text:p>AVERAGE</text:p>
          </table:table-cell>
        </table:table-row>
        <table:table-row table:style-name="ro3">
          <table:table-cell office:value-type="float" office:value="30.193">
            <text:p>30.193</text:p>
          </table:table-cell>
          <table:table-cell office:value-type="float" office:value="30.375">
            <text:p>30.375</text:p>
          </table:table-cell>
          <table:table-cell office:value-type="float" office:value="35.432">
            <text:p>35.432</text:p>
          </table:table-cell>
          <table:table-cell/>
          <table:table-cell table:formula="of:=AVERAGE([.A12:.C21])" office:value-type="float" office:value="38.122">
            <text:p>38.122</text:p>
          </table:table-cell>
        </table:table-row>
        <table:table-row table:style-name="ro3">
          <table:table-cell office:value-type="float" office:value="37.827">
            <text:p>37.827</text:p>
          </table:table-cell>
          <table:table-cell office:value-type="float" office:value="38.009">
            <text:p>38.009</text:p>
          </table:table-cell>
          <table:table-cell office:value-type="float" office:value="41.72">
            <text:p>41.72</text:p>
          </table:table-cell>
          <table:table-cell table:number-columns-repeated="2"/>
        </table:table-row>
        <table:table-row table:style-name="ro3">
          <table:table-cell office:value-type="float" office:value="38.185">
            <text:p>38.185</text:p>
          </table:table-cell>
          <table:table-cell office:value-type="float" office:value="40.166">
            <text:p>40.166</text:p>
          </table:table-cell>
          <table:table-cell office:value-type="float" office:value="41.87">
            <text:p>41.87</text:p>
          </table:table-cell>
          <table:table-cell/>
          <table:table-cell office:value-type="string">
            <text:p>STD DEV</text:p>
          </table:table-cell>
        </table:table-row>
        <table:table-row table:style-name="ro3">
          <table:table-cell office:value-type="float" office:value="41.989">
            <text:p>41.989</text:p>
          </table:table-cell>
          <table:table-cell office:value-type="float" office:value="43.681">
            <text:p>43.681</text:p>
          </table:table-cell>
          <table:table-cell office:value-type="float" office:value="46.696">
            <text:p>46.696</text:p>
          </table:table-cell>
          <table:table-cell/>
          <table:table-cell table:formula="of:=STDEV([.A12:.C21])" office:value-type="float" office:value="12.9061782719055">
            <text:p>12.9061782719</text:p>
          </table:table-cell>
        </table:table-row>
        <table:table-row table:style-name="ro3">
          <table:table-cell office:value-type="float" office:value="46.918">
            <text:p>46.918</text:p>
          </table:table-cell>
          <table:table-cell office:value-type="float" office:value="86.376">
            <text:p>86.376</text:p>
          </table:table-cell>
          <table:table-cell office:value-type="float" office:value="36.616">
            <text:p>36.616</text:p>
          </table:table-cell>
          <table:table-cell table:number-columns-repeated="2"/>
        </table:table-row>
        <table:table-row table:style-name="ro3">
          <table:table-cell office:value-type="float" office:value="19.752">
            <text:p>19.752</text:p>
          </table:table-cell>
          <table:table-cell office:value-type="float" office:value="36.65">
            <text:p>36.65</text:p>
          </table:table-cell>
          <table:table-cell office:value-type="float" office:value="36.778">
            <text:p>36.778</text:p>
          </table:table-cell>
          <table:table-cell table:number-columns-repeated="2"/>
        </table:table-row>
        <table:table-row table:style-name="ro3">
          <table:table-cell office:value-type="float" office:value="36.942">
            <text:p>36.942</text:p>
          </table:table-cell>
          <table:table-cell office:value-type="float" office:value="37.205">
            <text:p>37.205</text:p>
          </table:table-cell>
          <table:table-cell office:value-type="float" office:value="40.827">
            <text:p>40.827</text:p>
          </table:table-cell>
          <table:table-cell table:number-columns-repeated="2"/>
        </table:table-row>
        <table:table-row table:style-name="ro3">
          <table:table-cell office:value-type="float" office:value="41">
            <text:p>41</text:p>
          </table:table-cell>
          <table:table-cell office:value-type="float" office:value="41.159">
            <text:p>41.159</text:p>
          </table:table-cell>
          <table:table-cell office:value-type="float" office:value="41.239">
            <text:p>41.239</text:p>
          </table:table-cell>
          <table:table-cell table:number-columns-repeated="2"/>
        </table:table-row>
        <table:table-row table:style-name="ro3">
          <table:table-cell office:value-type="float" office:value="42.271">
            <text:p>42.271</text:p>
          </table:table-cell>
          <table:table-cell office:value-type="float" office:value="42.496">
            <text:p>42.496</text:p>
          </table:table-cell>
          <table:table-cell office:value-type="float" office:value="45.148">
            <text:p>45.14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3">
          <table:table-cell office:value-type="float" office:value="6.058">
            <text:p>6.058</text:p>
          </table:table-cell>
          <table:table-cell office:value-type="float" office:value="7.706">
            <text:p>7.706</text:p>
          </table:table-cell>
          <table:table-cell office:value-type="float" office:value="16.615">
            <text:p>16.615</text:p>
          </table:table-cell>
          <table:table-cell/>
          <table:table-cell office:value-type="string">
            <text:p>AVERAGE</text:p>
          </table:table-cell>
        </table:table-row>
        <table:table-row table:style-name="ro3">
          <table:table-cell office:value-type="float" office:value="7.405">
            <text:p>7.405</text:p>
          </table:table-cell>
          <table:table-cell office:value-type="float" office:value="27.914">
            <text:p>27.914</text:p>
          </table:table-cell>
          <table:table-cell office:value-type="float" office:value="28.366">
            <text:p>28.366</text:p>
          </table:table-cell>
          <table:table-cell/>
          <table:table-cell table:formula="of:=AVERAGE([.A23:.C32])" office:value-type="float" office:value="31.9272666666667">
            <text:p>31.9272666667</text:p>
          </table:table-cell>
        </table:table-row>
        <table:table-row table:style-name="ro3">
          <table:table-cell office:value-type="float" office:value="28.858">
            <text:p>28.858</text:p>
          </table:table-cell>
          <table:table-cell office:value-type="float" office:value="29.071">
            <text:p>29.071</text:p>
          </table:table-cell>
          <table:table-cell office:value-type="float" office:value="29.267">
            <text:p>29.267</text:p>
          </table:table-cell>
          <table:table-cell table:number-columns-repeated="2"/>
        </table:table-row>
        <table:table-row table:style-name="ro3">
          <table:table-cell office:value-type="float" office:value="94.862">
            <text:p>94.862</text:p>
          </table:table-cell>
          <table:table-cell office:value-type="float" office:value="95.075">
            <text:p>95.075</text:p>
          </table:table-cell>
          <table:table-cell office:value-type="float" office:value="94.538">
            <text:p>94.538</text:p>
          </table:table-cell>
          <table:table-cell/>
          <table:table-cell office:value-type="string">
            <text:p>STD DEV</text:p>
          </table:table-cell>
        </table:table-row>
        <table:table-row table:style-name="ro3">
          <table:table-cell office:value-type="float" office:value="84.333">
            <text:p>84.333</text:p>
          </table:table-cell>
          <table:table-cell office:value-type="float" office:value="87.318">
            <text:p>87.318</text:p>
          </table:table-cell>
          <table:table-cell office:value-type="float" office:value="87.744">
            <text:p>87.744</text:p>
          </table:table-cell>
          <table:table-cell/>
          <table:table-cell table:formula="of:=STDEV([.A23:.C32])" office:value-type="float" office:value="30.7487570614324">
            <text:p>30.7487570614</text:p>
          </table:table-cell>
        </table:table-row>
        <table:table-row table:style-name="ro3">
          <table:table-cell office:value-type="float" office:value="34.838">
            <text:p>34.838</text:p>
          </table:table-cell>
          <table:table-cell office:value-type="float" office:value="8.732">
            <text:p>8.732</text:p>
          </table:table-cell>
          <table:table-cell office:value-type="float" office:value="13.689">
            <text:p>13.689</text:p>
          </table:table-cell>
          <table:table-cell table:number-columns-repeated="2"/>
        </table:table-row>
        <table:table-row table:style-name="ro3">
          <table:table-cell office:value-type="float" office:value="14.168">
            <text:p>14.168</text:p>
          </table:table-cell>
          <table:table-cell office:value-type="float" office:value="14.175">
            <text:p>14.175</text:p>
          </table:table-cell>
          <table:table-cell office:value-type="float" office:value="14.23">
            <text:p>14.23</text:p>
          </table:table-cell>
          <table:table-cell table:number-columns-repeated="2"/>
        </table:table-row>
        <table:table-row table:style-name="ro3">
          <table:table-cell office:value-type="float" office:value="14.34">
            <text:p>14.34</text:p>
          </table:table-cell>
          <table:table-cell office:value-type="float" office:value="14.425">
            <text:p>14.425</text:p>
          </table:table-cell>
          <table:table-cell office:value-type="float" office:value="14.535">
            <text:p>14.535</text:p>
          </table:table-cell>
          <table:table-cell table:number-columns-repeated="2"/>
        </table:table-row>
        <table:table-row table:style-name="ro3">
          <table:table-cell office:value-type="float" office:value="14.664">
            <text:p>14.664</text:p>
          </table:table-cell>
          <table:table-cell office:value-type="float" office:value="14.774">
            <text:p>14.774</text:p>
          </table:table-cell>
          <table:table-cell office:value-type="float" office:value="14.875">
            <text:p>14.875</text:p>
          </table:table-cell>
          <table:table-cell table:number-columns-repeated="2"/>
        </table:table-row>
        <table:table-row table:style-name="ro3">
          <table:table-cell office:value-type="float" office:value="14.982">
            <text:p>14.982</text:p>
          </table:table-cell>
          <table:table-cell office:value-type="float" office:value="15.076">
            <text:p>15.076</text:p>
          </table:table-cell>
          <table:table-cell office:value-type="float" office:value="15.185">
            <text:p>15.185</text:p>
          </table:table-cell>
          <table:table-cell table:number-columns-repeated="2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8T13:10:38</meta:creation-date>
    <meta:editing-duration>PT5H33M25S</meta:editing-duration>
    <meta:editing-cycles>2</meta:editing-cycles>
    <meta:generator>LibreOffice/3.5$Linux_x86 LibreOffice_project/350m1$Build-2</meta:generator>
    <dc:date>2013-09-18T18:59:01</dc:date>
    <meta:document-statistic meta:table-count="3" meta:cell-count="101" meta:object-count="0"/>
  </office:meta>
</office:document-meta>
</file>